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019" officeooo:paragraph-rsid="00072019"/>
    </style:style>
    <style:style style:name="P2" style:family="paragraph" style:parent-style-name="Standard">
      <style:text-properties officeooo:rsid="00072f12" officeooo:paragraph-rsid="00072f12"/>
    </style:style>
    <style:style style:name="P3" style:family="paragraph" style:parent-style-name="Standard">
      <style:text-properties officeooo:rsid="0007499f" officeooo:paragraph-rsid="0007499f"/>
    </style:style>
    <style:style style:name="P4" style:family="paragraph" style:parent-style-name="Standard">
      <style:text-properties officeooo:rsid="000976f7" officeooo:paragraph-rsid="000976f7"/>
    </style:style>
    <style:style style:name="P5" style:family="paragraph" style:parent-style-name="Standard">
      <style:text-properties officeooo:rsid="000a119d" officeooo:paragraph-rsid="000a119d"/>
    </style:style>
    <style:style style:name="P6" style:family="paragraph" style:parent-style-name="Standard">
      <style:text-properties officeooo:rsid="000a158e" officeooo:paragraph-rsid="000a158e"/>
    </style:style>
    <style:style style:name="T1" style:family="text">
      <style:text-properties officeooo:rsid="000a1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RT*</text:p>
      <text:p text:style-name="P1"/>
      <text:p text:style-name="P1">Basic working:</text:p>
      <text:p text:style-name="P1"/>
      <text:p text:style-name="P1">Sample a random point</text:p>
      <text:p text:style-name="P2">Draw a vector from closest node in tree in the random direction</text:p>
      <text:p text:style-name="P3">For this newNode find all nodes of the tree within a particular user defined radius</text:p>
      <text:p text:style-name="P4">Find the neighbour with the lowest cost to this new node and make it as the parent of the new node.</text:p>
      <text:p text:style-name="P4"><text:tab/>(cost(newNode) = cost(neighbour) + dis(newNode,neighbour))</text:p>
      <text:p text:style-name="P5">For all other neighbours apart from the above neighbour,check <text:span text:style-name="T1">that:</text:span></text:p>
      <text:p text:style-name="P6">When newNode is the parent,check if the cost of the current neighbour is minimised and if it is then make newNode the parent of the current node.(rewiring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01:50:33.139389010</meta:creation-date>
    <meta:generator>LibreOffice/5.1.6.2$Linux_X86_64 LibreOffice_project/10m0$Build-2</meta:generator>
    <dc:date>2018-05-31T19:20:13.703136534</dc:date>
    <meta:editing-duration>P3DT17H19M29S</meta:editing-duration>
    <meta:editing-cycles>8</meta:editing-cycles>
    <meta:document-statistic meta:table-count="0" meta:image-count="0" meta:object-count="0" meta:page-count="1" meta:paragraph-count="9" meta:word-count="97" meta:character-count="565" meta:non-whitespace-character-count="476"/>
  </office:meta>
</office:document-meta>
</file>